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9803C3CC7E0089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9803C3CC7E0089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20:59:39.176000000</meta:creation-date>
    <dc:date>2022-09-22T21:01:58.495000000</dc:date>
    <meta:editing-duration>PT2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